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6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River and Sho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Terrain Typ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Gold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2];[.A76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8:.$F$72];[.A76])" office:value-type="float" office:value="48" calcext:value-type="float" table:number-columns-spanned="2" table:number-rows-spanned="1">
            <text:p>48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2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2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2];[.A7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2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2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2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2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2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2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2];[.A8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2:'DATE (YY-MM-DD)'.F72 'DATE (YY-MM-DD)'.D72:'DATE (YY-MM-DD)'.D72 'DATE (YY-MM-DD)'.D70:'DATE (YY-MM-DD)'.D70 'DATE (YY-MM-DD)'.F70:'DATE (YY-MM-DD)'.F70 'DATE (YY-MM-DD)'.D68:'DATE (YY-MM-DD)'.D68 'DATE (YY-MM-DD)'.F68:'DATE (YY-MM-DD)'.F68 'DATE (YY-MM-DD)'.D66:'DATE (YY-MM-DD)'.D66 'DATE (YY-MM-DD)'.F66:'DATE (YY-MM-DD)'.F66 'DATE (YY-MM-DD)'.D57:'DATE (YY-MM-DD)'.D64 'DATE (YY-MM-DD)'.F57:'DATE (YY-MM-DD)'.F64 'DATE (YY-MM-DD)'.D53:'DATE (YY-MM-DD)'.D55 'DATE (YY-MM-DD)'.F53:'DATE (YY-MM-DD)'.F55 'DATE (YY-MM-DD)'.D50:'DATE (YY-MM-DD)'.D51 'DATE (YY-MM-DD)'.F50:'DATE (YY-MM-DD)'.F51 'DATE (YY-MM-DD)'.D48:'DATE (YY-MM-DD)'.D48 'DATE (YY-MM-DD)'.F48:'DATE (YY-MM-DD)'.F48 'DATE (YY-MM-DD)'.D43:'DATE (YY-MM-DD)'.D46 'DATE (YY-MM-DD)'.F43:'DATE (YY-MM-DD)'.F46 'DATE (YY-MM-DD)'.D38:'DATE (YY-MM-DD)'.D41 'DATE (YY-MM-DD)'.F38:'DATE (YY-MM-DD)'.F41 'DATE (YY-MM-DD)'.D36:'DATE (YY-MM-DD)'.D36 'DATE (YY-MM-DD)'.F36:'DATE (YY-MM-DD)'.F36 'DATE (YY-MM-DD)'.D32:'DATE (YY-MM-DD)'.D34 'DATE (YY-MM-DD)'.F32:'DATE (YY-MM-DD)'.F34 'DATE (YY-MM-DD)'.D8:'DATE (YY-MM-DD)'.D29 'DATE (YY-MM-DD)'.F8:'DATE (YY-MM-DD)'.F29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03:23.544000000</dc:date>
    <meta:editing-duration>P2DT15H52M45S</meta:editing-duration>
    <meta:editing-cycles>176</meta:editing-cycles>
    <meta:generator>LibreOffice/24.2.5.2$Windows_X86_64 LibreOffice_project/bffef4ea93e59bebbeaf7f431bb02b1a39ee8a59</meta:generator>
    <meta:document-statistic meta:table-count="1" meta:cell-count="233" meta:object-count="0"/>
  </office:meta>
</office:document-meta>
</file>